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color="#006b6b" fo:font-family="arial" style:font-family-generic="swiss"/>
    </style:style>
    <style:style style:name="T1" style:family="text">
      <style:text-properties fo:color="#006b6b" style:text-outline="false" style:text-line-through-style="none" fo:font-family="arial" style:font-family-generic="swiss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1" draw:id="id11" draw:layer="layout" svg:width="3.5cm" svg:height="1.099cm" draw:transform="skewX (-0.0336848545634842) rotate (-0.00244346095397787) translate (10.8cm 15.6cm)">
          <text:p text:style-name="P1">semble</text:p>
        </draw:rect>
        <draw:rect draw:style-name="gr1" draw:text-style-name="P1" draw:layer="layout" svg:width="1.3cm" svg:height="0.9cm" svg:x="11.929cm" svg:y="13.7cm">
          <text:p text:style-name="P1">il</text:p>
        </draw:rect>
        <draw:line draw:style-name="gr2" draw:text-style-name="P1" draw:layer="layout" svg:x1="12.629cm" svg:y1="14.5cm" svg:x2="12.629cm" svg:y2="15.9cm">
          <text:p/>
        </draw:line>
        <draw:frame draw:style-name="gr3" draw:text-style-name="P3" draw:layer="layout" svg:width="67.08cm" svg:height="3.163cm" svg:x="1.5cm" svg:y="2.037cm">
          <draw:text-box>
            <text:p text:style-name="P2"><text:span text:style-name="T1">Il semble, à première vue, que de tous les animaux qui peuplent le globe terrestre, il n'y en ait pas un à l'égard duquel la nature ait usé de plus de cruauté qu'envers l'homme : elle l'a accablé de besoins et de nécessités innombrables et l'a doté de moyens insuffisants pour y subvenir.Chez les autres créatures, ces deux éléments se compensent l'un l'autre.</text:span></text:p>
          </draw:text-box>
        </draw:frame>
        <draw:rect draw:style-name="gr1" draw:text-style-name="P1" xml:id="id13" draw:id="id13" draw:layer="layout" svg:width="1.8cm" svg:height="1.2cm" svg:x="7.211cm" svg:y="19.748cm">
          <text:p text:style-name="P1">à</text:p>
        </draw:rect>
        <draw:rect draw:style-name="gr1" draw:text-style-name="P1" xml:id="id14" draw:id="id14" draw:layer="layout" svg:width="4.2cm" svg:height="1cm" svg:x="4.6cm" svg:y="22.3cm">
          <text:p text:style-name="P1">première</text:p>
        </draw:rect>
        <draw:rect draw:style-name="gr1" draw:text-style-name="P1" xml:id="id15" draw:id="id15" draw:layer="layout" svg:width="2.7cm" svg:height="1.2cm" svg:x="4.7cm" svg:y="24.6cm">
          <text:p text:style-name="P1">vue</text:p>
        </draw:rect>
        <draw:rect draw:style-name="gr1" draw:text-style-name="P1" xml:id="id4" draw:id="id4" draw:layer="layout" svg:width="1.5cm" svg:height="1.1cm" svg:x="12.1cm" svg:y="18.1cm">
          <text:p text:style-name="P1">que</text:p>
        </draw:rect>
        <draw:rect draw:style-name="gr1" draw:text-style-name="P1" xml:id="id1" draw:id="id1" draw:layer="layout" svg:width="1.2cm" svg:height="1.2cm" svg:x="12.2cm" svg:y="20.3cm">
          <text:p text:style-name="P1">de</text:p>
        </draw:rect>
        <draw:rect draw:style-name="gr1" draw:text-style-name="P1" xml:id="id2" draw:id="id2" draw:layer="layout" svg:width="2.1cm" svg:height="1.1cm" svg:x="11.8cm" svg:y="22.3cm">
          <text:p text:style-name="P1">tous</text:p>
        </draw:rect>
        <draw:rect draw:style-name="gr1" draw:text-style-name="P1" xml:id="id3" draw:id="id3" draw:layer="layout" svg:width="1.9cm" svg:height="1.2cm" svg:x="11.906cm" svg:y="24.436cm">
          <text:p text:style-name="P1">les</text:p>
        </draw:rect>
        <draw:line draw:style-name="gr2" draw:text-style-name="P1" draw:layer="layout" svg:x1="12.8cm" svg:y1="16.8cm" svg:x2="12.8cm" svg:y2="18.1cm">
          <text:p/>
        </draw:line>
        <draw:connector draw:style-name="gr2" draw:text-style-name="P1" draw:layer="layout" draw:type="line" svg:x1="12.8cm" svg:y1="21.5cm" svg:x2="12.85cm" svg:y2="22.3cm" draw:start-shape="id1" draw:start-glue-point="2" draw:end-shape="id2" draw:end-glue-point="0" svg:d="M12800 21500l50 800">
          <text:p/>
        </draw:connector>
        <draw:connector draw:style-name="gr2" draw:text-style-name="P1" draw:layer="layout" draw:type="line" svg:x1="12.85cm" svg:y1="23.4cm" svg:x2="12.856cm" svg:y2="24.436cm" draw:start-shape="id2" draw:start-glue-point="2" draw:end-shape="id3" draw:end-glue-point="0" svg:d="M12850 23400l6 1036">
          <text:p/>
        </draw:connector>
        <draw:connector draw:style-name="gr2" draw:text-style-name="P1" draw:layer="layout" draw:type="line" svg:x1="12.85cm" svg:y1="19.2cm" svg:x2="12.8cm" svg:y2="20.3cm" draw:start-shape="id4" draw:start-glue-point="2" draw:end-shape="id1" draw:end-glue-point="0" svg:d="M12850 19200l-50 1100">
          <text:p/>
        </draw:connector>
        <draw:rect draw:style-name="gr1" draw:text-style-name="P1" xml:id="id5" draw:id="id5" draw:layer="layout" svg:width="4.1cm" svg:height="1.2cm" svg:x="10.8cm" svg:y="26.6cm">
          <text:p text:style-name="P1">animaux</text:p>
        </draw:rect>
        <draw:connector draw:style-name="gr2" draw:text-style-name="P1" draw:layer="layout" draw:type="line" svg:x1="12.856cm" svg:y1="25.636cm" svg:x2="12.85cm" svg:y2="26.6cm" draw:start-shape="id3" draw:start-glue-point="2" draw:end-shape="id5" draw:end-glue-point="0" svg:d="M12856 25636l-6 964">
          <text:p/>
        </draw:connector>
        <draw:rect draw:style-name="gr1" draw:text-style-name="P1" xml:id="id6" draw:id="id6" draw:layer="layout" svg:width="2.7cm" svg:height="1.2cm" svg:x="11.482cm" svg:y="28.759cm">
          <text:p text:style-name="P1">qui</text:p>
        </draw:rect>
        <draw:connector draw:style-name="gr2" draw:text-style-name="P1" draw:layer="layout" draw:type="line" svg:x1="12.85cm" svg:y1="27.8cm" svg:x2="12.832cm" svg:y2="28.759cm" draw:start-shape="id5" draw:start-glue-point="2" draw:end-shape="id6" draw:end-glue-point="0" svg:d="M12850 27800l-18 959">
          <text:p/>
        </draw:connector>
        <draw:rect draw:style-name="gr1" draw:text-style-name="P1" xml:id="id7" draw:id="id7" draw:layer="layout" svg:width="5.3cm" svg:height="1.4cm" svg:x="10.2cm" svg:y="30.9cm">
          <text:p text:style-name="P1">peuplent</text:p>
        </draw:rect>
        <draw:rect draw:style-name="gr1" draw:text-style-name="P1" xml:id="id8" draw:id="id8" draw:layer="layout" svg:width="1.8cm" svg:height="1.4cm" svg:x="11.941cm" svg:y="33.6cm">
          <text:p text:style-name="P1">le</text:p>
        </draw:rect>
        <draw:rect draw:style-name="gr1" draw:text-style-name="P1" xml:id="id9" draw:id="id9" draw:layer="layout" svg:width="4.8cm" svg:height="1.4cm" svg:x="10.459cm" svg:y="36.1cm">
          <text:p text:style-name="P1">globe</text:p>
        </draw:rect>
        <draw:connector draw:style-name="gr2" draw:text-style-name="P1" draw:layer="layout" draw:type="line" svg:x1="12.832cm" svg:y1="29.959cm" svg:x2="12.85cm" svg:y2="30.9cm" draw:start-shape="id6" draw:start-glue-point="2" draw:end-shape="id7" draw:end-glue-point="0" svg:d="M12832 29959l18 941">
          <text:p/>
        </draw:connector>
        <draw:connector draw:style-name="gr2" draw:text-style-name="P1" draw:layer="layout" draw:type="line" svg:x1="12.85cm" svg:y1="32.3cm" svg:x2="12.841cm" svg:y2="33.6cm" draw:start-shape="id7" draw:start-glue-point="2" draw:end-shape="id8" draw:end-glue-point="0" svg:d="M12850 32300l-9 1300">
          <text:p/>
        </draw:connector>
        <draw:connector draw:style-name="gr2" draw:text-style-name="P1" draw:layer="layout" draw:type="line" svg:x1="12.841cm" svg:y1="35cm" svg:x2="12.859cm" svg:y2="36.1cm" draw:start-shape="id8" draw:start-glue-point="2" draw:end-shape="id9" draw:end-glue-point="0" svg:d="M12841 35000l18 1100">
          <text:p/>
        </draw:connector>
        <draw:rect draw:style-name="gr1" draw:text-style-name="P1" xml:id="id10" draw:id="id10" draw:layer="layout" svg:width="4.5cm" svg:height="1.4cm" svg:x="10.6cm" svg:y="39cm">
          <text:p text:style-name="P1">terrestre</text:p>
        </draw:rect>
        <draw:connector draw:style-name="gr2" draw:text-style-name="P1" draw:layer="layout" draw:type="line" svg:x1="12.859cm" svg:y1="37.5cm" svg:x2="12.85cm" svg:y2="39cm" draw:start-shape="id9" draw:start-glue-point="2" draw:end-shape="id10" svg:d="M12859 37500l-9 1500">
          <text:p/>
        </draw:connector>
        <draw:rect draw:style-name="gr1" draw:text-style-name="P1" xml:id="id12" draw:id="id12" draw:layer="layout" svg:width="1.4cm" svg:height="0.852cm" svg:x="8.8cm" svg:y="17.848cm">
          <text:p text:style-name="P1">,</text:p>
        </draw:rect>
        <draw:connector draw:style-name="gr2" draw:text-style-name="P1" draw:layer="layout" draw:type="line" svg:x1="10.817cm" svg:y1="16.149cm" svg:x2="9.5cm" svg:y2="17.848cm" draw:start-shape="id11" draw:end-shape="id12" draw:end-glue-point="0" svg:d="M10817 16149l-1317 1699">
          <text:p/>
        </draw:connector>
        <draw:connector draw:style-name="gr2" draw:text-style-name="P1" draw:layer="layout" draw:type="line" svg:x1="9.5cm" svg:y1="18.7cm" svg:x2="8.111cm" svg:y2="19.748cm" draw:start-shape="id12" draw:start-glue-point="2" draw:end-shape="id13" draw:end-glue-point="0" svg:d="M9500 18700l-1389 1048">
          <text:p/>
        </draw:connector>
        <draw:connector draw:style-name="gr2" draw:text-style-name="P1" draw:layer="layout" draw:type="line" svg:x1="8.111cm" svg:y1="20.948cm" svg:x2="6.7cm" svg:y2="22.3cm" draw:start-shape="id13" draw:start-glue-point="2" draw:end-shape="id14" draw:end-glue-point="0" svg:d="M8111 20948l-1411 1352">
          <text:p/>
        </draw:connector>
        <draw:connector draw:style-name="gr2" draw:text-style-name="P1" draw:layer="layout" draw:type="line" svg:x1="6.7cm" svg:y1="23.3cm" svg:x2="6.05cm" svg:y2="24.6cm" draw:start-shape="id14" draw:start-glue-point="2" draw:end-shape="id15" draw:end-glue-point="0" svg:d="M6700 23300l-650 1300">
          <text:p/>
        </draw:connector>
        <draw:rect draw:style-name="gr1" draw:text-style-name="P1" xml:id="id16" draw:id="id16" draw:layer="layout" svg:width="1.2cm" svg:height="1.1cm" svg:x="16.1cm" svg:y="17.8cm">
          <text:p text:style-name="P1">,</text:p>
        </draw:rect>
        <draw:rect draw:style-name="gr1" draw:text-style-name="P1" xml:id="id17" draw:id="id17" draw:layer="layout" svg:width="1.1cm" svg:height="1.1cm" svg:x="17.2cm" svg:y="20.2cm">
          <text:p text:style-name="P1">il</text:p>
        </draw:rect>
        <draw:rect draw:style-name="gr1" draw:text-style-name="P1" xml:id="id18" draw:id="id18" draw:layer="layout" svg:width="1.1cm" svg:height="1.1cm" svg:x="18.3cm" svg:y="22.4cm">
          <text:p text:style-name="P1">n'</text:p>
        </draw:rect>
        <draw:rect draw:style-name="gr1" draw:text-style-name="P1" xml:id="id19" draw:id="id19" draw:layer="layout" svg:width="1.6cm" svg:height="1.1cm" svg:x="19.2cm" svg:y="24.8cm">
          <text:p text:style-name="P1">en</text:p>
        </draw:rect>
        <draw:rect draw:style-name="gr1" draw:text-style-name="P1" xml:id="id20" draw:id="id20" draw:layer="layout" svg:width="2cm" svg:height="1.3cm" svg:x="20.3cm" svg:y="27cm">
          <text:p text:style-name="P1">ait</text:p>
        </draw:rect>
        <draw:rect draw:style-name="gr1" draw:text-style-name="P1" xml:id="id21" draw:id="id21" draw:layer="measurelines" svg:width="2.2cm" svg:height="1.3cm" svg:x="21.6cm" svg:y="29.5cm">
          <text:p text:style-name="P1">pas</text:p>
        </draw:rect>
        <draw:rect draw:style-name="gr1" draw:text-style-name="P1" xml:id="id22" draw:id="id22" draw:layer="measurelines" svg:width="1.6cm" svg:height="1.1cm" svg:x="22.9cm" svg:y="32cm">
          <text:p text:style-name="P1">un</text:p>
        </draw:rect>
        <draw:rect draw:style-name="gr1" draw:text-style-name="P1" xml:id="id23" draw:id="id23" draw:layer="measurelines" svg:width="1.4cm" svg:height="1.3cm" svg:x="24.2cm" svg:y="34.6cm">
          <text:p text:style-name="P1">à</text:p>
        </draw:rect>
        <draw:rect draw:style-name="gr1" draw:text-style-name="P1" xml:id="id24" draw:id="id24" draw:layer="measurelines" svg:width="1.6cm" svg:height="1.3cm" svg:x="25.3cm" svg:y="36.9cm">
          <text:p text:style-name="P1">l'</text:p>
        </draw:rect>
        <draw:rect draw:style-name="gr1" draw:text-style-name="P1" xml:id="id25" draw:id="id25" draw:layer="measurelines" svg:width="2.7cm" svg:height="1cm" svg:x="26.3cm" svg:y="39.652cm">
          <text:p text:style-name="P1">égard</text:p>
        </draw:rect>
        <draw:rect draw:style-name="gr1" draw:text-style-name="P1" xml:id="id26" draw:id="id26" draw:layer="measurelines" svg:width="3.3cm" svg:height="1cm" svg:x="27.6cm" svg:y="42.1cm">
          <text:p text:style-name="P1">duquel</text:p>
        </draw:rect>
        <draw:rect draw:style-name="gr1" draw:text-style-name="P1" xml:id="id27" draw:id="id27" draw:layer="measurelines" svg:width="1.3cm" svg:height="1cm" svg:x="29.5cm" svg:y="44.7cm">
          <text:p text:style-name="P1">la</text:p>
        </draw:rect>
        <draw:rect draw:style-name="gr1" draw:text-style-name="P1" xml:id="id28" draw:id="id28" draw:layer="measurelines" svg:width="3.5cm" svg:height="1cm" svg:x="30.3cm" svg:y="47.4cm">
          <text:p text:style-name="P1">nature</text:p>
        </draw:rect>
        <draw:rect draw:style-name="gr1" draw:text-style-name="P1" xml:id="id29" draw:id="id29" draw:layer="measurelines" svg:width="2.3cm" svg:height="1.3cm" svg:x="32.3cm" svg:y="49.8cm">
          <text:p text:style-name="P1">ait</text:p>
        </draw:rect>
        <draw:rect draw:style-name="gr1" draw:text-style-name="P1" xml:id="id30" draw:id="id30" draw:layer="measurelines" svg:width="2cm" svg:height="1.2cm" svg:x="33.7cm" svg:y="52.6cm">
          <text:p text:style-name="P1">usé</text:p>
        </draw:rect>
        <draw:rect draw:style-name="gr1" draw:text-style-name="P1" xml:id="id31" draw:id="id31" draw:layer="measurelines" svg:width="1.8cm" svg:height="1.1cm" svg:x="34.8cm" svg:y="55.4cm">
          <text:p text:style-name="P1">de</text:p>
        </draw:rect>
        <draw:rect draw:style-name="gr1" draw:text-style-name="P1" xml:id="id32" draw:id="id32" draw:layer="measurelines" svg:width="3.6cm" svg:height="1.1cm" svg:x="36cm" svg:y="58.1cm">
          <text:p text:style-name="P1">plus</text:p>
        </draw:rect>
        <draw:rect draw:style-name="gr1" draw:text-style-name="P1" xml:id="id33" draw:id="id33" draw:layer="measurelines" svg:width="1.7cm" svg:height="1.1cm" svg:x="38cm" svg:y="60.7cm">
          <text:p text:style-name="P1">de</text:p>
        </draw:rect>
        <draw:rect draw:style-name="gr1" draw:text-style-name="P1" xml:id="id34" draw:id="id34" draw:layer="measurelines" svg:width="3.3cm" svg:height="1cm" svg:x="39.3cm" svg:y="63.3cm">
          <text:p text:style-name="P1">cruauté</text:p>
        </draw:rect>
        <draw:rect draw:style-name="gr1" draw:text-style-name="P1" xml:id="id35" draw:id="id35" draw:layer="measurelines" svg:width="1.6cm" svg:height="1.1cm" svg:x="40.9cm" svg:y="65.9cm">
          <text:p text:style-name="P1">qu'</text:p>
        </draw:rect>
        <draw:rect draw:style-name="gr1" draw:text-style-name="P1" xml:id="id36" draw:id="id36" draw:layer="controls" svg:width="2.7cm" svg:height="1cm" svg:x="42cm" svg:y="68.5cm">
          <text:p text:style-name="P1">envers</text:p>
        </draw:rect>
        <draw:rect draw:style-name="gr1" draw:text-style-name="P1" xml:id="id37" draw:id="id37" draw:layer="controls" svg:width="1.4cm" svg:height="1.3cm" svg:x="43.7cm" svg:y="70.9cm">
          <text:p text:style-name="P1">l'</text:p>
        </draw:rect>
        <draw:rect draw:style-name="gr1" draw:text-style-name="P1" xml:id="id38" draw:id="id38" draw:layer="controls" svg:width="3.1cm" svg:height="0.9cm" svg:x="44.6cm" svg:y="73.2cm">
          <text:p text:style-name="P1">homme</text:p>
        </draw:rect>
        <draw:connector draw:style-name="gr2" draw:text-style-name="P1" draw:layer="controls" draw:type="line" svg:x1="14.317cm" svg:y1="16.158cm" svg:x2="16.1cm" svg:y2="18.35cm" draw:start-shape="id11" draw:end-shape="id16" draw:end-glue-point="3" svg:d="M14317 16158l1783 2192">
          <text:p/>
        </draw:connector>
        <draw:connector draw:style-name="gr2" draw:text-style-name="P1" draw:layer="controls" draw:type="line" svg:x1="16.7cm" svg:y1="18.9cm" svg:x2="17.75cm" svg:y2="20.2cm" draw:start-shape="id16" draw:start-glue-point="2" draw:end-shape="id17" draw:end-glue-point="0" svg:d="M16700 18900l1050 1300">
          <text:p/>
        </draw:connector>
        <draw:connector draw:style-name="gr2" draw:text-style-name="P1" draw:layer="controls" draw:type="line" svg:x1="17.75cm" svg:y1="21.3cm" svg:x2="18.85cm" svg:y2="22.4cm" draw:start-shape="id17" draw:start-glue-point="2" draw:end-shape="id18" draw:end-glue-point="0" svg:d="M17750 21300l1100 1100">
          <text:p/>
        </draw:connector>
        <draw:connector draw:style-name="gr2" draw:text-style-name="P1" draw:layer="controls" draw:type="line" svg:x1="18.85cm" svg:y1="23.5cm" svg:x2="20cm" svg:y2="24.8cm" draw:start-shape="id18" draw:start-glue-point="2" draw:end-shape="id19" draw:end-glue-point="0" svg:d="M18850 23500l1150 1300">
          <text:p/>
        </draw:connector>
        <draw:connector draw:style-name="gr2" draw:text-style-name="P1" draw:layer="controls" draw:type="line" svg:x1="20cm" svg:y1="25.9cm" svg:x2="21.3cm" svg:y2="27cm" draw:start-shape="id19" draw:start-glue-point="2" draw:end-shape="id20" draw:end-glue-point="0" svg:d="M20000 25900l1300 1100">
          <text:p/>
        </draw:connector>
        <draw:connector draw:style-name="gr2" draw:text-style-name="P1" draw:layer="controls" draw:type="line" svg:x1="21.3cm" svg:y1="28.3cm" svg:x2="22.7cm" svg:y2="29.5cm" draw:start-shape="id20" draw:start-glue-point="2" draw:end-shape="id21" draw:end-glue-point="0" svg:d="M21300 28300l1400 1200">
          <text:p/>
        </draw:connector>
        <draw:connector draw:style-name="gr2" draw:text-style-name="P1" draw:layer="controls" draw:type="line" svg:x1="22.7cm" svg:y1="30.8cm" svg:x2="23.7cm" svg:y2="32cm" draw:start-shape="id21" draw:start-glue-point="2" draw:end-shape="id22" draw:end-glue-point="0" svg:d="M22700 30800l1000 1200">
          <text:p/>
        </draw:connector>
        <draw:connector draw:style-name="gr2" draw:text-style-name="P1" draw:layer="controls" draw:type="line" svg:x1="23.7cm" svg:y1="33.1cm" svg:x2="24.9cm" svg:y2="34.6cm" draw:start-shape="id22" draw:start-glue-point="2" draw:end-shape="id23" draw:end-glue-point="0" svg:d="M23700 33100l1200 1500">
          <text:p/>
        </draw:connector>
        <draw:connector draw:style-name="gr2" draw:text-style-name="P1" draw:layer="controls" draw:type="line" svg:x1="24.9cm" svg:y1="35.9cm" svg:x2="26.1cm" svg:y2="36.9cm" draw:start-shape="id23" draw:start-glue-point="2" draw:end-shape="id24" draw:end-glue-point="0" svg:d="M24900 35900l1200 1000">
          <text:p/>
        </draw:connector>
        <draw:connector draw:style-name="gr2" draw:text-style-name="P1" draw:layer="controls" draw:type="line" svg:x1="26.1cm" svg:y1="38.2cm" svg:x2="27.65cm" svg:y2="39.652cm" draw:start-shape="id24" draw:start-glue-point="2" draw:end-shape="id25" draw:end-glue-point="0" svg:d="M26100 38200l1550 1452">
          <text:p/>
        </draw:connector>
        <draw:connector draw:style-name="gr2" draw:text-style-name="P1" draw:layer="controls" draw:type="line" svg:x1="27.65cm" svg:y1="40.652cm" svg:x2="29.25cm" svg:y2="42.1cm" draw:start-shape="id25" draw:start-glue-point="2" draw:end-shape="id26" draw:end-glue-point="0" svg:d="M27650 40652l1600 1448">
          <text:p/>
        </draw:connector>
        <draw:connector draw:style-name="gr2" draw:text-style-name="P1" draw:layer="controls" draw:type="line" svg:x1="29.25cm" svg:y1="43.1cm" svg:x2="30.15cm" svg:y2="44.7cm" draw:start-shape="id26" draw:start-glue-point="2" draw:end-shape="id27" draw:end-glue-point="0" svg:d="M29250 43100l900 1600">
          <text:p/>
        </draw:connector>
        <draw:connector draw:style-name="gr2" draw:text-style-name="P1" draw:layer="controls" draw:type="line" svg:x1="30.15cm" svg:y1="45.7cm" svg:x2="32.05cm" svg:y2="47.4cm" draw:start-shape="id27" draw:start-glue-point="2" draw:end-shape="id28" draw:end-glue-point="0" svg:d="M30150 45700l1900 1700">
          <text:p/>
        </draw:connector>
        <draw:connector draw:style-name="gr2" draw:text-style-name="P1" draw:layer="controls" draw:type="line" svg:x1="32.05cm" svg:y1="48.4cm" svg:x2="33.45cm" svg:y2="49.8cm" draw:start-shape="id28" draw:start-glue-point="2" draw:end-shape="id29" draw:end-glue-point="0" svg:d="M32050 48400l1400 1400">
          <text:p/>
        </draw:connector>
        <draw:connector draw:style-name="gr2" draw:text-style-name="P1" draw:layer="controls" draw:type="line" svg:x1="33.45cm" svg:y1="51.1cm" svg:x2="34.7cm" svg:y2="52.6cm" draw:start-shape="id29" draw:start-glue-point="2" draw:end-shape="id30" draw:end-glue-point="0" svg:d="M33450 51100l1250 1500">
          <text:p/>
        </draw:connector>
        <draw:connector draw:style-name="gr2" draw:text-style-name="P1" draw:layer="controls" draw:type="line" svg:x1="34.7cm" svg:y1="53.8cm" svg:x2="35.7cm" svg:y2="55.4cm" draw:start-shape="id30" draw:start-glue-point="2" draw:end-shape="id31" draw:end-glue-point="0" svg:d="M34700 53800l1000 1600">
          <text:p/>
        </draw:connector>
        <draw:connector draw:style-name="gr2" draw:text-style-name="P1" draw:layer="controls" draw:type="line" svg:x1="35.7cm" svg:y1="56.5cm" svg:x2="37.8cm" svg:y2="58.1cm" draw:start-shape="id31" draw:start-glue-point="2" draw:end-shape="id32" draw:end-glue-point="0" svg:d="M35700 56500l2100 1600">
          <text:p/>
        </draw:connector>
        <draw:connector draw:style-name="gr2" draw:text-style-name="P1" draw:layer="controls" draw:type="line" svg:x1="37.8cm" svg:y1="59.2cm" svg:x2="38.85cm" svg:y2="60.7cm" draw:start-shape="id32" draw:start-glue-point="2" draw:end-shape="id33" draw:end-glue-point="0" svg:d="M37800 59200l1050 1500">
          <text:p/>
        </draw:connector>
        <draw:connector draw:style-name="gr2" draw:text-style-name="P1" draw:layer="controls" draw:type="line" svg:x1="38.85cm" svg:y1="61.8cm" svg:x2="40.95cm" svg:y2="63.3cm" draw:start-shape="id33" draw:start-glue-point="2" draw:end-shape="id34" draw:end-glue-point="0" svg:d="M38850 61800l2100 1500">
          <text:p/>
        </draw:connector>
        <draw:connector draw:style-name="gr2" draw:text-style-name="P1" draw:layer="controls" draw:type="line" svg:x1="40.95cm" svg:y1="64.3cm" svg:x2="41.7cm" svg:y2="65.9cm" draw:start-shape="id34" draw:start-glue-point="2" draw:end-shape="id35" draw:end-glue-point="0" svg:d="M40950 64300l750 1600">
          <text:p/>
        </draw:connector>
        <draw:connector draw:style-name="gr2" draw:text-style-name="P1" draw:layer="controls" draw:type="line" svg:x1="41.7cm" svg:y1="67cm" svg:x2="43.35cm" svg:y2="68.5cm" draw:start-shape="id35" draw:start-glue-point="2" draw:end-shape="id36" draw:end-glue-point="0" svg:d="M41700 67000l1650 1500">
          <text:p/>
        </draw:connector>
        <draw:connector draw:style-name="gr2" draw:text-style-name="P1" draw:layer="controls" draw:type="line" svg:x1="43.35cm" svg:y1="69.5cm" svg:x2="44.4cm" svg:y2="70.9cm" draw:start-shape="id36" draw:start-glue-point="2" draw:end-shape="id37" draw:end-glue-point="0" svg:d="M43350 69500l1050 1400">
          <text:p/>
        </draw:connector>
        <draw:connector draw:style-name="gr2" draw:text-style-name="P1" draw:layer="controls" draw:type="line" svg:x1="44.4cm" svg:y1="72.2cm" svg:x2="46.15cm" svg:y2="73.2cm" draw:start-shape="id37" draw:start-glue-point="2" draw:end-shape="id38" draw:end-glue-point="0" svg:d="M44400 72200l1750 1000">
          <text:p/>
        </draw:connector>
        <draw:rect draw:style-name="gr1" draw:text-style-name="P1" xml:id="id40" draw:id="id40" draw:layer="controls" svg:width="1.7cm" svg:height="1cm" svg:x="23.9cm" svg:y="12.7cm">
          <text:p text:style-name="P1">elle</text:p>
        </draw:rect>
        <draw:rect draw:style-name="gr1" draw:text-style-name="P1" xml:id="id54" draw:id="id54" draw:layer="controls" svg:width="1.5cm" svg:height="1.1cm" svg:x="24.1cm" svg:y="18.8cm">
          <text:p text:style-name="P1">l'</text:p>
        </draw:rect>
        <draw:rect draw:style-name="gr1" draw:text-style-name="P1" xml:id="id53" draw:id="id53" draw:layer="controls" svg:width="1.4cm" svg:height="0.9cm" svg:x="25.8cm" svg:y="20.8cm">
          <text:p text:style-name="P1">a</text:p>
        </draw:rect>
        <draw:rect draw:style-name="gr1" draw:text-style-name="P1" xml:id="id44" draw:id="id44" draw:layer="controls" svg:width="3.5cm" svg:height="1.1cm" svg:x="24.2cm" svg:y="22.6cm">
          <text:p text:style-name="P1">accablé</text:p>
        </draw:rect>
        <draw:rect draw:style-name="gr1" draw:text-style-name="P1" xml:id="id39" draw:id="id39" draw:layer="controls" svg:width="1.3cm" svg:height="1.2cm" svg:x="16.5cm" svg:y="15cm">
          <text:p text:style-name="P1">:</text:p>
        </draw:rect>
        <draw:rect draw:style-name="gr1" draw:text-style-name="P1" xml:id="id48" draw:id="id48" draw:layer="controls" svg:width="1.7cm" svg:height="1.3cm" svg:x="26.4cm" svg:y="28.1cm">
          <text:p text:style-name="P1">de</text:p>
        </draw:rect>
        <draw:rect draw:style-name="gr1" draw:text-style-name="P1" xml:id="id50" draw:id="id50" draw:layer="controls" svg:width="3.3cm" svg:height="1.1cm" svg:x="26.3cm" svg:y="30.4cm">
          <text:p text:style-name="P1">besoins</text:p>
        </draw:rect>
        <draw:rect draw:style-name="gr1" draw:text-style-name="P1" xml:id="id47" draw:id="id47" draw:layer="controls" svg:width="1.5cm" svg:height="1.4cm" svg:x="27.8cm" svg:y="25.4cm">
          <text:p text:style-name="P1">et</text:p>
        </draw:rect>
        <draw:rect draw:style-name="gr1" draw:text-style-name="P1" xml:id="id49" draw:id="id49" draw:layer="controls" svg:width="1.4cm" svg:height="1.4cm" svg:x="32cm" svg:y="28cm">
          <text:p text:style-name="P1">de</text:p>
        </draw:rect>
        <draw:rect draw:style-name="gr1" draw:text-style-name="P1" xml:id="id51" draw:id="id51" draw:layer="controls" svg:width="4.6cm" svg:height="1.1cm" svg:x="31.9cm" svg:y="30.4cm">
          <text:p text:style-name="P1">nécessités</text:p>
        </draw:rect>
        <draw:rect draw:style-name="gr1" draw:text-style-name="P1" xml:id="id52" draw:id="id52" draw:layer="controls" svg:width="4.8cm" svg:height="1.1cm" svg:x="31.9cm" svg:y="32.9cm">
          <text:p text:style-name="P1">innombrables</text:p>
        </draw:rect>
        <draw:rect draw:style-name="gr1" draw:text-style-name="P1" xml:id="id41" draw:id="id41" draw:layer="controls" svg:width="1.5cm" svg:height="1.2cm" svg:x="24.7cm" svg:y="15.8cm">
          <text:p text:style-name="P1">et</text:p>
        </draw:rect>
        <draw:rect draw:style-name="gr1" draw:text-style-name="P1" xml:id="id55" draw:id="id55" draw:layer="controls" svg:width="1.8cm" svg:height="1.2cm" svg:x="32.6cm" svg:y="18.8cm">
          <text:p text:style-name="P1">l'</text:p>
        </draw:rect>
        <draw:rect draw:style-name="gr1" draw:text-style-name="P1" xml:id="id42" draw:id="id42" draw:layer="controls" svg:width="1.8cm" svg:height="1cm" svg:x="30.2cm" svg:y="20.7cm">
          <text:p text:style-name="P1">a</text:p>
        </draw:rect>
        <draw:rect draw:style-name="gr1" draw:text-style-name="P1" xml:id="id43" draw:id="id43" draw:layer="controls" svg:width="3.4cm" svg:height="1.1cm" svg:x="30.6cm" svg:y="22.6cm">
          <text:p text:style-name="P1">doté</text:p>
        </draw:rect>
        <draw:rect draw:style-name="gr1" draw:text-style-name="P1" xml:id="id45" draw:id="id45" draw:layer="controls" svg:width="1.4cm" svg:height="1.1cm" svg:x="36.5cm" svg:y="25.6cm">
          <text:p text:style-name="P1">de</text:p>
        </draw:rect>
        <draw:rect draw:style-name="gr1" draw:text-style-name="P1" xml:id="id46" draw:id="id46" draw:layer="controls" svg:width="3.7cm" svg:height="1.1cm" svg:x="37.5cm" svg:y="27.9cm">
          <text:p text:style-name="P1">moyens</text:p>
        </draw:rect>
        <draw:rect draw:style-name="gr1" draw:text-style-name="P1" xml:id="id56" draw:id="id56" draw:layer="controls" svg:width="5.7cm" svg:height="1.2cm" svg:x="39.4cm" svg:y="30.7cm">
          <text:p text:style-name="P1">insuffisants</text:p>
        </draw:rect>
        <draw:rect draw:style-name="gr1" draw:text-style-name="P1" xml:id="id57" draw:id="id57" draw:layer="controls" svg:width="2.9cm" svg:height="1.2cm" svg:x="42.3cm" svg:y="33.1cm">
          <text:p text:style-name="P1">pour</text:p>
        </draw:rect>
        <draw:rect draw:style-name="gr1" draw:text-style-name="P1" xml:id="id59" draw:id="id59" draw:layer="controls" svg:width="1.3cm" svg:height="1.1cm" svg:x="46cm" svg:y="35.5cm">
          <text:p text:style-name="P1">y</text:p>
        </draw:rect>
        <draw:rect draw:style-name="gr1" draw:text-style-name="P1" xml:id="id58" draw:id="id58" draw:layer="controls" svg:width="4.6cm" svg:height="1.1cm" svg:x="43.6cm" svg:y="38cm">
          <text:p text:style-name="P1">subvenir</text:p>
        </draw:rect>
        <draw:connector draw:style-name="gr2" draw:text-style-name="P1" draw:layer="controls" draw:type="line" svg:x1="17.8cm" svg:y1="15.6cm" svg:x2="23.9cm" svg:y2="13.2cm" draw:start-shape="id39" draw:start-glue-point="1" draw:end-shape="id40" draw:end-glue-point="3" svg:d="M17800 15600l6100-2400">
          <text:p/>
        </draw:connector>
        <draw:connector draw:style-name="gr2" draw:text-style-name="P1" draw:layer="controls" draw:type="line" svg:x1="24.75cm" svg:y1="13.7cm" svg:x2="25.45cm" svg:y2="15.8cm" draw:start-shape="id40" draw:start-glue-point="2" draw:end-shape="id41" draw:end-glue-point="0" svg:d="M24750 13700l700 2100">
          <text:p/>
        </draw:connector>
        <draw:connector draw:style-name="gr2" draw:text-style-name="P1" draw:layer="controls" draw:type="line" svg:x1="31.1cm" svg:y1="21.7cm" svg:x2="32.3cm" svg:y2="22.6cm" draw:start-shape="id42" draw:start-glue-point="2" draw:end-shape="id43" draw:end-glue-point="0" svg:d="M31100 21700l1200 900">
          <text:p/>
        </draw:connector>
        <draw:connector draw:style-name="gr2" draw:text-style-name="P1" draw:layer="controls" draw:type="line" svg:x1="27.7cm" svg:y1="23.15cm" svg:x2="27.7cm" svg:y2="23.15cm" draw:start-shape="id44" draw:end-shape="id44" draw:end-glue-point="1" svg:d="M27700 23150z">
          <text:p/>
        </draw:connector>
        <draw:connector draw:style-name="gr2" draw:text-style-name="P1" draw:layer="controls" draw:type="line" svg:x1="32.3cm" svg:y1="23.7cm" svg:x2="37.2cm" svg:y2="25.6cm" draw:start-shape="id43" draw:start-glue-point="2" draw:end-shape="id45" draw:end-glue-point="0" svg:d="M32300 23700l4900 1900">
          <text:p/>
        </draw:connector>
        <draw:connector draw:style-name="gr2" draw:text-style-name="P1" draw:layer="controls" draw:type="line" svg:x1="37.2cm" svg:y1="26.7cm" svg:x2="39.35cm" svg:y2="27.9cm" draw:start-shape="id45" draw:start-glue-point="2" draw:end-shape="id46" draw:end-glue-point="0" svg:d="M37200 26700l2150 1200">
          <text:p/>
        </draw:connector>
        <draw:connector draw:style-name="gr2" draw:text-style-name="P1" draw:layer="controls" draw:type="line" svg:x1="25.95cm" svg:y1="23.7cm" svg:x2="28.55cm" svg:y2="25.4cm" draw:start-shape="id44" draw:start-glue-point="2" draw:end-shape="id47" draw:end-glue-point="0" svg:d="M25950 23700l2600 1700">
          <text:p/>
        </draw:connector>
        <draw:connector draw:style-name="gr2" draw:text-style-name="P1" draw:layer="controls" draw:type="line" svg:x1="28.55cm" svg:y1="26.8cm" svg:x2="27.25cm" svg:y2="28.1cm" draw:start-shape="id47" draw:start-glue-point="2" draw:end-shape="id48" draw:end-glue-point="0" svg:d="M28550 26800l-1300 1300">
          <text:p/>
        </draw:connector>
        <draw:connector draw:style-name="gr2" draw:text-style-name="P1" draw:layer="controls" draw:type="line" svg:x1="29.3cm" svg:y1="26.1cm" svg:x2="32.7cm" svg:y2="28cm" draw:start-shape="id47" draw:end-shape="id49" draw:end-glue-point="0" svg:d="M29300 26100l3400 1900">
          <text:p/>
        </draw:connector>
        <draw:connector draw:style-name="gr2" draw:text-style-name="P1" draw:layer="controls" draw:type="line" svg:x1="27.25cm" svg:y1="29.4cm" svg:x2="27.95cm" svg:y2="30.4cm" draw:start-shape="id48" draw:start-glue-point="2" draw:end-shape="id50" draw:end-glue-point="0" svg:d="M27250 29400l700 1000">
          <text:p/>
        </draw:connector>
        <draw:connector draw:style-name="gr2" draw:text-style-name="P1" draw:layer="controls" draw:type="line" svg:x1="32.7cm" svg:y1="29.4cm" svg:x2="34.2cm" svg:y2="30.4cm" draw:start-shape="id49" draw:start-glue-point="2" draw:end-shape="id51" draw:end-glue-point="0" svg:d="M32700 29400l1500 1000">
          <text:p/>
        </draw:connector>
        <draw:connector draw:style-name="gr2" draw:text-style-name="P1" draw:layer="controls" draw:type="line" svg:x1="34.2cm" svg:y1="31.5cm" svg:x2="34.3cm" svg:y2="32.9cm" draw:start-shape="id51" draw:start-glue-point="2" draw:end-shape="id52" draw:end-glue-point="0" svg:d="M34200 31500l100 1400">
          <text:p/>
        </draw:connector>
        <draw:connector draw:style-name="gr2" draw:text-style-name="P1" draw:layer="controls" draw:type="line" svg:x1="14.317cm" svg:y1="16.158cm" svg:x2="16.5cm" svg:y2="15.6cm" draw:start-shape="id11" draw:start-glue-point="1" draw:end-shape="id39" draw:end-glue-point="3" svg:d="M14317 16158l2183-558">
          <text:p/>
        </draw:connector>
        <draw:connector draw:style-name="gr2" draw:text-style-name="P1" draw:layer="controls" draw:type="line" svg:x1="25.45cm" svg:y1="17cm" svg:x2="26.5cm" svg:y2="20.8cm" draw:start-shape="id41" draw:start-glue-point="2" draw:end-shape="id53" draw:end-glue-point="0" svg:d="M25450 17000l1050 3800">
          <text:p/>
        </draw:connector>
        <draw:connector draw:style-name="gr2" draw:text-style-name="P1" draw:layer="controls" draw:type="line" svg:x1="26.2cm" svg:y1="16.4cm" svg:x2="31.1cm" svg:y2="20.7cm" draw:start-shape="id41" draw:end-shape="id42" draw:end-glue-point="0" svg:d="M26200 16400l4900 4300">
          <text:p/>
        </draw:connector>
        <draw:connector draw:style-name="gr2" draw:text-style-name="P1" draw:layer="controls" draw:type="line" svg:x1="32cm" svg:y1="21.2cm" svg:x2="32cm" svg:y2="21.2cm" draw:start-shape="id42" draw:start-glue-point="1" draw:end-shape="id42" draw:end-glue-point="1" svg:d="M32000 21200z">
          <text:p/>
        </draw:connector>
        <draw:connector draw:style-name="gr2" draw:text-style-name="P1" draw:layer="controls" draw:type="line" svg:x1="26.5cm" svg:y1="21.7cm" svg:x2="25.95cm" svg:y2="22.6cm" draw:start-shape="id53" draw:start-glue-point="2" draw:end-shape="id44" svg:d="M26500 21700l-550 900">
          <text:p/>
        </draw:connector>
        <draw:connector draw:style-name="gr2" draw:text-style-name="P1" draw:layer="controls" draw:type="line" svg:x1="25.95cm" svg:y1="22.6cm" svg:x2="24.85cm" svg:y2="19.9cm" draw:start-shape="id44" draw:end-shape="id54" draw:end-glue-point="2" svg:d="M25950 22600l-1100-2700">
          <text:p/>
        </draw:connector>
        <draw:connector draw:style-name="gr2" draw:text-style-name="P1" draw:layer="controls" draw:type="line" svg:x1="32.3cm" svg:y1="22.6cm" svg:x2="33.5cm" svg:y2="20cm" draw:start-shape="id43" draw:start-glue-point="0" draw:end-shape="id55" draw:end-glue-point="2" svg:d="M32300 22600l1200-2600">
          <text:p/>
        </draw:connector>
        <draw:connector draw:style-name="gr2" draw:text-style-name="P1" draw:layer="controls" draw:type="line" svg:x1="39.35cm" svg:y1="29cm" svg:x2="42.25cm" svg:y2="30.7cm" draw:start-shape="id46" draw:start-glue-point="2" draw:end-shape="id56" draw:end-glue-point="0" svg:d="M39350 29000l2900 1700">
          <text:p/>
        </draw:connector>
        <draw:connector draw:style-name="gr2" draw:text-style-name="P1" draw:layer="controls" draw:type="line" svg:x1="42.25cm" svg:y1="31.9cm" svg:x2="43.75cm" svg:y2="33.1cm" draw:start-shape="id56" draw:start-glue-point="2" draw:end-shape="id57" draw:end-glue-point="0" svg:d="M42250 31900l1500 1200">
          <text:p/>
        </draw:connector>
        <draw:connector draw:style-name="gr2" draw:text-style-name="P1" draw:layer="controls" draw:type="line" svg:x1="43.75cm" svg:y1="34.3cm" svg:x2="45.9cm" svg:y2="38cm" draw:start-shape="id57" draw:start-glue-point="2" draw:end-shape="id58" draw:end-glue-point="0" svg:d="M43750 34300l2150 3700">
          <text:p/>
        </draw:connector>
        <draw:connector draw:style-name="gr2" draw:text-style-name="P1" draw:layer="controls" draw:type="line" svg:x1="45.9cm" svg:y1="38cm" svg:x2="46.65cm" svg:y2="36.6cm" draw:start-shape="id58" draw:end-shape="id59" draw:end-glue-point="2" svg:d="M45900 38000l750-1400">
          <text:p/>
        </draw:connector>
        <draw:rect draw:style-name="gr1" draw:text-style-name="P1" xml:id="id60" draw:id="id60" draw:layer="layout" svg:width="2.8cm" svg:height="1.1cm" svg:x="37.9cm" svg:y="17.4cm">
          <text:p text:style-name="P1">Chez</text:p>
        </draw:rect>
        <draw:rect draw:style-name="gr1" draw:text-style-name="P1" xml:id="id61" draw:id="id61" draw:layer="layout" svg:width="2.6cm" svg:height="1.1cm" svg:x="40cm" svg:y="15.4cm">
          <text:p text:style-name="P1">les </text:p>
        </draw:rect>
        <draw:rect draw:style-name="gr1" draw:text-style-name="P1" xml:id="id62" draw:id="id62" draw:layer="layout" svg:width="3.2cm" svg:height="1.1cm" svg:x="42cm" svg:y="13.6cm">
          <text:p text:style-name="P1">autres</text:p>
        </draw:rect>
        <draw:rect draw:style-name="gr1" draw:text-style-name="P1" xml:id="id63" draw:id="id63" draw:layer="layout" svg:width="3.8cm" svg:height="1cm" svg:x="43.4cm" svg:y="11.9cm">
          <text:p text:style-name="P1">créatures</text:p>
        </draw:rect>
        <draw:rect draw:style-name="gr1" draw:text-style-name="P1" xml:id="id68" draw:id="id68" draw:layer="layout" svg:width="4.9cm" svg:height="1.2cm" svg:x="49.7cm" svg:y="10.3cm">
          <text:p text:style-name="P1">compensent</text:p>
        </draw:rect>
        <draw:rect draw:style-name="gr1" draw:text-style-name="P1" draw:layer="layout" svg:width="1.9cm" svg:height="1cm" svg:x="53.4cm" svg:y="8.2cm">
          <text:p text:style-name="P1">se</text:p>
        </draw:rect>
        <draw:rect draw:style-name="gr1" draw:text-style-name="P1" xml:id="id71" draw:id="id71" draw:layer="layout" svg:width="3.7cm" svg:height="1.2cm" svg:x="50.8cm" svg:y="6.4cm">
          <text:p text:style-name="P1">éléments</text:p>
        </draw:rect>
        <draw:rect draw:style-name="gr1" draw:text-style-name="P1" xml:id="id65" draw:id="id65" draw:layer="layout" svg:width="2.4cm" svg:height="1.1cm" svg:x="51cm" svg:y="4.2cm">
          <text:p text:style-name="P1">ces</text:p>
        </draw:rect>
        <draw:rect draw:style-name="gr1" draw:text-style-name="P1" xml:id="id64" draw:id="id64" draw:layer="layout" svg:width="1.6cm" svg:height="1.1cm" svg:x="45.9cm" svg:y="10cm">
          <text:p text:style-name="P1">,</text:p>
        </draw:rect>
        <draw:rect draw:style-name="gr1" draw:text-style-name="P1" xml:id="id66" draw:id="id66" draw:layer="layout" svg:width="1.5cm" svg:height="1.2cm" svg:x="49.8cm" svg:y="12.7cm">
          <text:p text:style-name="P1">l'</text:p>
        </draw:rect>
        <draw:rect draw:style-name="gr1" draw:text-style-name="P1" xml:id="id69" draw:id="id69" draw:layer="layout" svg:width="1.5cm" svg:height="1.2cm" svg:x="53.3cm" svg:y="12.7cm">
          <text:p text:style-name="P1">l'</text:p>
        </draw:rect>
        <draw:rect draw:style-name="gr1" draw:text-style-name="P1" xml:id="id67" draw:id="id67" draw:layer="layout" svg:width="2.2cm" svg:height="1cm" svg:x="49.1cm" svg:y="15cm">
          <text:p text:style-name="P1">un</text:p>
        </draw:rect>
        <draw:rect draw:style-name="gr1" draw:text-style-name="P1" xml:id="id70" draw:id="id70" draw:layer="layout" svg:width="2.1cm" svg:height="1cm" svg:x="53.9cm" svg:y="15.1cm">
          <text:p text:style-name="P1">autre</text:p>
        </draw:rect>
        <draw:connector draw:style-name="gr2" draw:text-style-name="P1" draw:layer="layout" draw:type="line" svg:x1="40.7cm" svg:y1="17.95cm" svg:x2="41.3cm" svg:y2="16.5cm" draw:start-shape="id60" draw:end-shape="id61" draw:end-glue-point="2" svg:d="M40700 17950l600-1450">
          <text:p/>
        </draw:connector>
        <draw:connector draw:style-name="gr2" draw:text-style-name="P1" draw:layer="layout" draw:type="line" svg:x1="41.3cm" svg:y1="15.4cm" svg:x2="43.6cm" svg:y2="14.7cm" draw:start-shape="id61" draw:start-glue-point="0" draw:end-shape="id62" draw:end-glue-point="2" svg:d="M41300 15400l2300-700">
          <text:p/>
        </draw:connector>
        <draw:connector draw:style-name="gr2" draw:text-style-name="P1" draw:layer="layout" draw:type="line" svg:x1="43.6cm" svg:y1="13.6cm" svg:x2="45.3cm" svg:y2="12.9cm" draw:start-shape="id62" draw:start-glue-point="0" draw:end-shape="id63" draw:end-glue-point="2" svg:d="M43600 13600l1700-700">
          <text:p/>
        </draw:connector>
        <draw:connector draw:style-name="gr2" draw:text-style-name="P1" draw:layer="layout" draw:type="line" svg:x1="45.3cm" svg:y1="11.9cm" svg:x2="46.7cm" svg:y2="11.1cm" draw:start-shape="id63" draw:start-glue-point="0" draw:end-shape="id64" draw:end-glue-point="2" svg:d="M45300 11900l1400-800">
          <text:p/>
        </draw:connector>
        <draw:connector draw:style-name="gr2" draw:text-style-name="P1" draw:layer="layout" draw:type="line" svg:x1="47.5cm" svg:y1="10.55cm" svg:x2="51cm" svg:y2="4.75cm" draw:start-shape="id64" draw:start-glue-point="1" draw:end-shape="id65" draw:end-glue-point="3" svg:d="M47500 10550l3500-5800">
          <text:p/>
        </draw:connector>
        <draw:line draw:style-name="gr2" draw:text-style-name="P1" draw:layer="layout" svg:x1="52.9cm" svg:y1="10.3cm" svg:x2="54.3cm" svg:y2="9.2cm">
          <text:p/>
        </draw:line>
        <draw:connector draw:style-name="gr2" draw:text-style-name="P1" draw:layer="layout" draw:type="line" svg:x1="50.958cm" svg:y1="11.748cm" svg:x2="50.55cm" svg:y2="12.7cm" draw:end-shape="id66" draw:end-glue-point="0" svg:d="M50958 11748l-408 952">
          <text:p/>
        </draw:connector>
        <draw:connector draw:style-name="gr2" draw:text-style-name="P1" draw:layer="layout" draw:type="line" svg:x1="50.55cm" svg:y1="13.9cm" svg:x2="50.2cm" svg:y2="15cm" draw:start-shape="id66" draw:start-glue-point="2" draw:end-shape="id67" draw:end-glue-point="0" svg:d="M50550 13900l-350 1100">
          <text:p/>
        </draw:connector>
        <draw:connector draw:style-name="gr2" draw:text-style-name="P1" draw:layer="layout" draw:type="line" svg:x1="52.15cm" svg:y1="11.5cm" svg:x2="53.34cm" svg:y2="12.436cm" draw:start-shape="id68" svg:d="M52150 11500l1190 936">
          <text:p/>
        </draw:connector>
        <draw:connector draw:style-name="gr2" draw:text-style-name="P1" draw:layer="layout" draw:type="line" svg:x1="54.05cm" svg:y1="13.9cm" svg:x2="54.95cm" svg:y2="15.1cm" draw:start-shape="id69" draw:start-glue-point="2" draw:end-shape="id70" draw:end-glue-point="0" svg:d="M54050 13900l900 1200">
          <text:p/>
        </draw:connector>
        <draw:rect draw:style-name="gr1" draw:text-style-name="P1" draw:layer="controls" svg:width="1.6cm" svg:height="1.2cm" svg:x="22.9cm" svg:y="16.4cm">
          <text:p text:style-name="P1">left</text:p>
        </draw:rect>
        <draw:rect draw:style-name="gr1" draw:text-style-name="P1" draw:layer="controls" svg:width="1.6cm" svg:height="1.2cm" svg:x="25.7cm" svg:y="25.7cm">
          <text:p text:style-name="P1">left</text:p>
        </draw:rect>
        <draw:rect draw:style-name="gr1" draw:text-style-name="P1" draw:layer="controls" svg:width="2.3cm" svg:height="1.1cm" svg:x="26.9cm" svg:y="19.5cm">
          <text:p text:style-name="P1">after</text:p>
        </draw:rect>
        <draw:rect draw:style-name="gr1" draw:text-style-name="P1" draw:layer="controls" svg:width="2.3cm" svg:height="1.1cm" svg:x="29.7cm" svg:y="18.8cm">
          <text:p text:style-name="P1">after</text:p>
        </draw:rect>
        <draw:connector draw:style-name="gr2" draw:text-style-name="P1" draw:layer="controls" draw:type="line" svg:x1="52.2cm" svg:y1="5.3cm" svg:x2="52.65cm" svg:y2="6.4cm" draw:start-shape="id65" draw:start-glue-point="2" draw:end-shape="id71" draw:end-glue-point="0" svg:d="M52200 5300l450 1100">
          <text:p/>
        </draw:connector>
        <draw:connector draw:style-name="gr2" draw:text-style-name="P1" draw:layer="controls" draw:type="line" svg:x1="52.65cm" svg:y1="7.6cm" svg:x2="52.15cm" svg:y2="10.3cm" draw:start-shape="id71" draw:start-glue-point="2" draw:end-shape="id68" draw:end-glue-point="0" svg:d="M52650 7600l-500 2700">
          <text:p/>
        </draw:connector>
        <draw:rect draw:style-name="gr1" draw:text-style-name="P1" draw:layer="controls" svg:width="2.3cm" svg:height="1.1cm" svg:x="49.8cm" svg:y="8.6cm">
          <text:p text:style-name="P1">after</text:p>
        </draw:rect>
        <draw:rect draw:style-name="gr1" draw:text-style-name="P1" draw:layer="controls" svg:width="1.4cm" svg:height="1.3cm" svg:x="55.002cm" svg:y="11.511cm">
          <text:p text:style-name="P1">2</text:p>
        </draw:rect>
        <draw:rect draw:style-name="gr1" draw:text-style-name="P1" draw:layer="controls" svg:width="1.4cm" svg:height="1.679cm" svg:x="47.868cm" svg:y="11.281cm">
          <text:p text:style-name="P1">1</text:p>
        </draw:rect>
        <draw:rect draw:style-name="gr1" draw:text-style-name="P1" draw:layer="controls" svg:width="2.9cm" svg:height="1.3cm" svg:x="33.5cm" svg:y="20.9cm">
          <text:p text:style-name="P1">before</text:p>
        </draw:rect>
        <draw:rect draw:style-name="gr1" draw:text-style-name="P1" draw:layer="controls" svg:width="2.9cm" svg:height="1.3cm" svg:x="55.2cm" svg:y="9.5cm">
          <text:p text:style-name="P1">before</text:p>
        </draw:rect>
        <draw:rect draw:style-name="gr1" draw:text-style-name="P1" draw:layer="controls" svg:width="2.9cm" svg:height="1.3cm" svg:x="22cm" svg:y="20.5cm">
          <text:p text:style-name="P1">before</text:p>
        </draw:rect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e" style:family="graphic">
      <style:paragraph-properties fo:margin-top="0cm" fo:margin-bottom="0.88cm" style:text-autospace="none"/>
      <style:text-properties style:font-family-asian="Mangal" style:font-family-generic-asian="roman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 style:font-family-generic-asian="roman" style:font-pitch-asian="variable"/>
    </style:style>
  </office:styles>
  <office:automatic-styles>
    <style:page-layout style:name="PM0">
      <style:page-layout-properties fo:margin-top="1cm" fo:margin-bottom="1cm" fo:margin-left="1cm" fo:margin-right="1cm" fo:page-width="70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scal TRABBIA</meta:initial-creator>
    <meta:creation-date>2016-03-30T13:00:44.56</meta:creation-date>
    <dc:date>2016-03-31T21:51:54.68</dc:date>
    <dc:creator>Pascal TRABBIA</dc:creator>
    <meta:editing-duration>PT16H11M46S</meta:editing-duration>
    <meta:editing-cycles>18</meta:editing-cycles>
    <meta:generator>OpenOffice/4.1.1$Win32 OpenOffice.org_project/411m6$Build-9775</meta:generator>
    <meta:document-statistic meta:object-count="157"/>
  </office:meta>
</office:document-meta>
</file>